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bagoConfig.setDefaultThemeName( String defaultThem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Config.checkThemeIsAvailable( String name , Theme the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bagoConfig.getMappingRule( String request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bagoConfig.resolveThemes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TobagoConfig.addSupportedTheme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Config.getMappingRu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bagoConfig.addResourceDir( String resourceDi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bagoConfig.getRenderers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Config.addMappingRule( MappingRule mappingRu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bagoConfig.setAjaxEnabled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Config.getResourceDi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Config.getTheme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obagoConfig.getDefaultT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Config.getInstance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bagoConfig.getSupportedThe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Config.setRenderersConfig( RenderersConfig renderers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Config.setAvailableThemes( Map &lt; String , Theme &gt; availableThe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Config.setLoadThemesFromClasspath( String loadThemesFrom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bagoConfig.Tobago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bagoConfig.isAjax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